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ResultSetExtractor.RowMapperResultSetExtractor(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ResultSetExtractor.RowMapperResultSetExtractor( RowMapper &lt; T &gt; rowMapper , int rows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wMapperResultSetExtractor.extractData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